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Лист1" table:style-name="ta1" table:print="false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GB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17753">
            <text:p>0,017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53261">
            <text:p>0,0153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58261">
            <text:p>0,03582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63497">
            <text:p>-0,00634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0.017753">
            <text:p>0,0177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.015326">
            <text:p>0,015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0.035826">
            <text:p>0,0358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float" office:value="-0.00635">
            <text:p>-0,006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B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11965">
            <text:p>-0,119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861">
            <text:p>0,1386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045061">
            <text:p>-0,045061</text:p>
          </table:table-cell>
          <table:table-cell office:value-type="float" office:value="-0.037945">
            <text:p>-0,037945</text:p>
          </table:table-cell>
          <table:table-cell office:value-type="float" office:value="-0.050334">
            <text:p>-0,050334</text:p>
          </table:table-cell>
          <table:table-cell office:value-type="float" office:value="-0.060633">
            <text:p>-0,060633</text:p>
          </table:table-cell>
        </table:table-row>
        <table:table-row table:style-name="ro1">
          <table:table-cell/>
          <table:table-cell office:value-type="float" office:value="0.052202">
            <text:p>0,052202</text:p>
          </table:table-cell>
          <table:table-cell office:value-type="float" office:value="0.043958">
            <text:p>0,043958</text:p>
          </table:table-cell>
          <table:table-cell office:value-type="float" office:value="0.058312">
            <text:p>0,058312</text:p>
          </table:table-cell>
          <table:table-cell office:value-type="float" office:value="0.070243">
            <text:p>0,070243</text:p>
          </table:table-cell>
        </table:table-row>
      </table:table>
      <table:table table:name="Лист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GB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110979">
            <text:p>0,0110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115154">
            <text:p>0,01151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48597">
            <text:p>0,0348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064102">
            <text:p>-0,00641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0.011098">
            <text:p>0,011098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0.011515">
            <text:p>0,011515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0.03486">
            <text:p>0,03486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-0.00641">
            <text:p>-0,006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B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12457">
            <text:p>-0,124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4431">
            <text:p>0,1443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-0.021152">
            <text:p>-0,021152</text:p>
          </table:table-cell>
          <table:table-cell office:value-type="float" office:value="-0.024151">
            <text:p>-0,024151</text:p>
          </table:table-cell>
          <table:table-cell office:value-type="float" office:value="-0.080853">
            <text:p>-0,080853</text:p>
          </table:table-cell>
          <table:table-cell office:value-type="float" office:value="-0.051403">
            <text:p>-0,051403</text:p>
          </table:table-cell>
        </table:table-row>
        <table:table-row table:style-name="ro1">
          <table:table-cell/>
          <table:table-cell office:value-type="float" office:value="0.024505">
            <text:p>0,024505</text:p>
          </table:table-cell>
          <table:table-cell office:value-type="float" office:value="0.027979">
            <text:p>0,027979</text:p>
          </table:table-cell>
          <table:table-cell office:value-type="float" office:value="0.093669">
            <text:p>0,093669</text:p>
          </table:table-cell>
          <table:table-cell office:value-type="float" office:value="0.05955">
            <text:p>0,05955</text:p>
          </table:table-cell>
        </table:table-row>
      </table:table>
      <table:table table:name="Лист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GB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0.00014672">
            <text:p>1,47E-0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090716">
            <text:p>-9,07E-00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21781">
            <text:p>-2,18E-0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12693">
            <text:p>1,27E-0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00147">
            <text:p>0,000147</text:p>
          </table:table-cell>
          <table:table-cell office:value-type="float" office:value="0">
            <text:p>0</text:p>
          </table:table-cell>
          <table:table-cell office:value-type="float" office:value="0.000147">
            <text:p>0,00014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0.009072">
            <text:p>-0,009072</text:p>
          </table:table-cell>
          <table:table-cell office:value-type="float" office:value="0">
            <text:p>0</text:p>
          </table:table-cell>
          <table:table-cell office:value-type="float" office:value="-0.009072">
            <text:p>-0,00907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-0.021781">
            <text:p>-0,021781</text:p>
          </table:table-cell>
          <table:table-cell office:value-type="float" office:value="0">
            <text:p>0</text:p>
          </table:table-cell>
          <table:table-cell office:value-type="float" office:value="-0.021781">
            <text:p>-0,02178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012693">
            <text:p>0,012693</text:p>
          </table:table-cell>
          <table:table-cell office:value-type="float" office:value="0">
            <text:p>0</text:p>
          </table:table-cell>
          <table:table-cell office:value-type="float" office:value="0.012693">
            <text:p>0,01269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B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30753">
            <text:p>0,0307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108354">
            <text:p>-0,10835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043027">
            <text:p>0,0043027</text:p>
          </table:table-cell>
          <table:table-cell office:value-type="float" office:value="0.0038103">
            <text:p>0,0038103</text:p>
          </table:table-cell>
          <table:table-cell office:value-type="float" office:value="0.0157068">
            <text:p>0,0157068</text:p>
          </table:table-cell>
          <table:table-cell office:value-type="float" office:value="0.0139962">
            <text:p>0,0139962</text:p>
          </table:table-cell>
        </table:table-row>
        <table:table-row table:style-name="ro1">
          <table:table-cell/>
          <table:table-cell office:value-type="float" office:value="-0.0151603">
            <text:p>-0,0151603</text:p>
          </table:table-cell>
          <table:table-cell office:value-type="float" office:value="-0.0134251">
            <text:p>-0,0134251</text:p>
          </table:table-cell>
          <table:table-cell office:value-type="float" office:value="-0.0553416">
            <text:p>-0,0553416</text:p>
          </table:table-cell>
          <table:table-cell office:value-type="float" office:value="-0.0493141">
            <text:p>-0,0493141</text:p>
          </table:table-cell>
        </table:table-row>
      </table:table>
      <table:table table:name="Лист4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GB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float" office:value="0.00060951">
            <text:p>6,10E-004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17414">
            <text:p>-1,74E-0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-0.017786">
            <text:p>-1,78E-002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10841">
            <text:p>1,08E-00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1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0061">
            <text:p>0,00061</text:p>
          </table:table-cell>
          <table:table-cell office:value-type="float" office:value="0">
            <text:p>0</text:p>
          </table:table-cell>
          <table:table-cell office:value-type="float" office:value="0.00061">
            <text:p>0,00061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17414">
            <text:p>-0,017414</text:p>
          </table:table-cell>
          <table:table-cell office:value-type="float" office:value="0">
            <text:p>0</text:p>
          </table:table-cell>
          <table:table-cell office:value-type="float" office:value="-0.017414">
            <text:p>-0,01741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0.017786">
            <text:p>-0,017786</text:p>
          </table:table-cell>
          <table:table-cell office:value-type="float" office:value="0">
            <text:p>0</text:p>
          </table:table-cell>
          <table:table-cell office:value-type="float" office:value="-0.017786">
            <text:p>-0,01778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10841">
            <text:p>0,010841</text:p>
          </table:table-cell>
          <table:table-cell office:value-type="float" office:value="0">
            <text:p>0</text:p>
          </table:table-cell>
          <table:table-cell office:value-type="float" office:value="0.010841">
            <text:p>0,01084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B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24214">
            <text:p>0,0242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-0.090685">
            <text:p>-0,09068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GW2</text:p>
          </table:table-cell>
          <table:table-cell office:value-type="string">
            <text:p>=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010453">
            <text:p>0,010453</text:p>
          </table:table-cell>
          <table:table-cell office:value-type="float" office:value="0.010685">
            <text:p>0,010685</text:p>
          </table:table-cell>
          <table:table-cell office:value-type="float" office:value="0.013625">
            <text:p>0,013625</text:p>
          </table:table-cell>
          <table:table-cell office:value-type="float" office:value="0.011225">
            <text:p>0,011225</text:p>
          </table:table-cell>
        </table:table-row>
        <table:table-row table:style-name="ro1">
          <table:table-cell/>
          <table:table-cell office:value-type="float" office:value="-0.039147">
            <text:p>-0,039147</text:p>
          </table:table-cell>
          <table:table-cell office:value-type="float" office:value="-0.040017">
            <text:p>-0,040017</text:p>
          </table:table-cell>
          <table:table-cell office:value-type="float" office:value="-0.051025">
            <text:p>-0,051025</text:p>
          </table:table-cell>
          <table:table-cell office:value-type="float" office:value="-0.042038">
            <text:p>-0,042038</text:p>
          </table:table-cell>
        </table:table-row>
      </table:table>
      <table:table table:name="Лист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([Лист1.B9]+[Лист2.B3]+[Лист3.B3]+[Лист4.B3])/4" office:value-type="float" office:value="0.0074017825">
            <text:p>0,0074017825</text:p>
          </table:table-cell>
          <table:table-cell table:number-columns-repeated="3"/>
        </table:table-row>
        <table:table-row table:style-name="ro1">
          <table:table-cell/>
          <table:table-cell table:formula="of:=([Лист1.B10]+[Лист2.B4]+[Лист3.B4]+[Лист4.B4])/4" office:value-type="float" office:value="0.0000889749999999998">
            <text:p>0,000088975</text:p>
          </table:table-cell>
          <table:table-cell table:number-columns-repeated="3"/>
        </table:table-row>
        <table:table-row table:style-name="ro1">
          <table:table-cell/>
          <table:table-cell table:formula="of:=([Лист1.B11]+[Лист2.B5]+[Лист3.B5]+[Лист4.B5])/4" office:value-type="float" office:value="0.0077797">
            <text:p>0,0077797</text:p>
          </table:table-cell>
          <table:table-cell table:number-columns-repeated="3"/>
        </table:table-row>
        <table:table-row table:style-name="ro1">
          <table:table-cell/>
          <table:table-cell table:formula="of:=([Лист1.B12]+[Лист2.B6]+[Лист3.B6]+[Лист4.B6])/4" office:value-type="float" office:value="0.002693525">
            <text:p>0,00269352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([Лист1.B16]+[Лист2.B10]+[Лист3.B10]+[Лист4.B10])/4" office:value-type="float" office:value="0.004475">
            <text:p>0,004475</text:p>
          </table:table-cell>
          <table:table-cell table:formula="of:=([Лист1.C16]+[Лист2.C10]+[Лист3.C10]+[Лист4.C10])/4" office:value-type="float" office:value="0.00459075">
            <text:p>0,00459075</text:p>
          </table:table-cell>
          <table:table-cell table:formula="of:=([Лист1.D16]+[Лист2.D10]+[Лист3.D10]+[Лист4.D10])/4" office:value-type="float" office:value="0.00281125">
            <text:p>0,00281125</text:p>
          </table:table-cell>
          <table:table-cell table:formula="of:=([Лист1.E16]+[Лист2.E10]+[Лист3.E10]+[Лист4.E10])/4" office:value-type="float" office:value="0.002927">
            <text:p>0,002927</text:p>
          </table:table-cell>
        </table:table-row>
        <table:table-row table:style-name="ro1">
          <table:table-cell/>
          <table:table-cell table:formula="of:=([Лист1.B17]+[Лист2.B11]+[Лист3.B11]+[Лист4.B11])/4" office:value-type="float" office:value="0.0015635">
            <text:p>0,0015635</text:p>
          </table:table-cell>
          <table:table-cell table:formula="of:=([Лист1.C17]+[Лист2.C11]+[Лист3.C11]+[Лист4.C11])/4" office:value-type="float" office:value="-0.000522">
            <text:p>-0,000522</text:p>
          </table:table-cell>
          <table:table-cell table:formula="of:=([Лист1.D17]+[Лист2.D11]+[Лист3.D11]+[Лист4.D11])/4" office:value-type="float" office:value="0.00061075">
            <text:p>0,00061075</text:p>
          </table:table-cell>
          <table:table-cell table:formula="of:=([Лист1.E17]+[Лист2.E11]+[Лист3.E11]+[Лист4.E11])/4" office:value-type="float" office:value="-0.00147475">
            <text:p>-0,00147475</text:p>
          </table:table-cell>
        </table:table-row>
        <table:table-row table:style-name="ro1">
          <table:table-cell/>
          <table:table-cell table:formula="of:=([Лист1.B18]+[Лист2.B12]+[Лист3.B12]+[Лист4.B12])/4" office:value-type="float" office:value="0.00351125">
            <text:p>0,00351125</text:p>
          </table:table-cell>
          <table:table-cell table:formula="of:=([Лист1.C18]+[Лист2.C12]+[Лист3.C12]+[Лист4.C12])/4" office:value-type="float" office:value="0.00451">
            <text:p>0,00451</text:p>
          </table:table-cell>
          <table:table-cell table:formula="of:=([Лист1.D18]+[Лист2.D12]+[Лист3.D12]+[Лист4.D12])/4" office:value-type="float" office:value="0.00326975">
            <text:p>0,00326975</text:p>
          </table:table-cell>
          <table:table-cell table:formula="of:=([Лист1.E18]+[Лист2.E12]+[Лист3.E12]+[Лист4.E12])/4" office:value-type="float" office:value="0.0042685">
            <text:p>0,0042685</text:p>
          </table:table-cell>
        </table:table-row>
        <table:table-row table:style-name="ro1">
          <table:table-cell/>
          <table:table-cell table:formula="of:=([Лист1.B19]+[Лист2.B13]+[Лист3.B13]+[Лист4.B13])/4" office:value-type="float" office:value="0.00158575">
            <text:p>0,00158575</text:p>
          </table:table-cell>
          <table:table-cell table:formula="of:=([Лист1.C19]+[Лист2.C13]+[Лист3.C13]+[Лист4.C13])/4" office:value-type="float" office:value="0.00112275">
            <text:p>0,00112275</text:p>
          </table:table-cell>
          <table:table-cell table:formula="of:=([Лист1.D19]+[Лист2.D13]+[Лист3.D13]+[Лист4.D13])/4" office:value-type="float" office:value="0.00157075">
            <text:p>0,00157075</text:p>
          </table:table-cell>
          <table:table-cell table:formula="of:=([Лист1.E19]+[Лист2.E13]+[Лист3.E13]+[Лист4.E13])/4" office:value-type="float" office:value="0.00110775">
            <text:p>0,00110775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([Лист1.B23]+[Лист2.B17]+[Лист3.B17]+[Лист4.B17])/4" office:value-type="float" office:value="-0.04731325">
            <text:p>-0,04731325</text:p>
          </table:table-cell>
          <table:table-cell table:number-columns-repeated="3"/>
        </table:table-row>
        <table:table-row table:style-name="ro1">
          <table:table-cell/>
          <table:table-cell table:formula="of:=([Лист1.B24]+[Лист2.B18]+[Лист3.B18]+[Лист4.B18])/4" office:value-type="float" office:value="0.02097025">
            <text:p>0,02097025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formula="of:=([Лист1.B28]+[Лист2.B22]+[Лист3.B22]+[Лист4.B22])/4" office:value-type="float" office:value="-0.012864325">
            <text:p>-0,012864325</text:p>
          </table:table-cell>
          <table:table-cell table:formula="of:=([Лист1.C28]+[Лист2.C22]+[Лист3.C22]+[Лист4.C22])/4" office:value-type="float" office:value="-0.011900175">
            <text:p>-0,011900175</text:p>
          </table:table-cell>
          <table:table-cell table:formula="of:=([Лист1.D28]+[Лист2.D22]+[Лист3.D22]+[Лист4.D22])/4" office:value-type="float" office:value="-0.0254638">
            <text:p>-0,0254638</text:p>
          </table:table-cell>
          <table:table-cell table:formula="of:=([Лист1.E28]+[Лист2.E22]+[Лист3.E22]+[Лист4.E22])/4" office:value-type="float" office:value="-0.0217037">
            <text:p>-0,0217037</text:p>
          </table:table-cell>
        </table:table-row>
        <table:table-row table:style-name="ro1">
          <table:table-cell/>
          <table:table-cell table:formula="of:=([Лист1.B29]+[Лист2.B23]+[Лист3.B23]+[Лист4.B23])/4" office:value-type="float" office:value="0.005599925">
            <text:p>0,005599925</text:p>
          </table:table-cell>
          <table:table-cell table:formula="of:=([Лист1.C29]+[Лист2.C23]+[Лист3.C23]+[Лист4.C23])/4" office:value-type="float" office:value="0.004623725">
            <text:p>0,004623725</text:p>
          </table:table-cell>
          <table:table-cell table:formula="of:=([Лист1.D29]+[Лист2.D23]+[Лист3.D23]+[Лист4.D23])/4" office:value-type="float" office:value="0.0114036">
            <text:p>0,0114036</text:p>
          </table:table-cell>
          <table:table-cell table:formula="of:=([Лист1.E29]+[Лист2.E23]+[Лист3.E23]+[Лист4.E23])/4" office:value-type="float" office:value="0.009610225">
            <text:p>0,0096102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4.02.2018</text:date>, <text:time>22:42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11:53.82</meta:creation-date>
    <dc:date>2018-02-24T22:42:45.33</dc:date>
    <meta:editing-duration>PT12M6S</meta:editing-duration>
    <meta:editing-cycles>2</meta:editing-cycles>
    <meta:generator>OpenOffice/4.1.3$Win32 OpenOffice.org_project/413m1$Build-9783</meta:generator>
    <meta:document-statistic meta:table-count="5" meta:cell-count="182" meta:object-count="0"/>
  </office:meta>
</office:document-meta>
</file>